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90000022E5F548836.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272000000C85D7001FF.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A80000005CEE52AC41.jpg"/>
  <manifest:file-entry manifest:media-type="image/jpeg" manifest:full-path="Pictures/100000000000031A0000013F91951C55.jpg"/>
  <manifest:file-entry manifest:media-type="image/jpeg" manifest:full-path="Pictures/10000000000001BC0000022890AC34FF.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3020000012C34E9B37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text-properties fo:font-variant="normal" fo:text-transform="none" fo:color="#000000" style:font-name="song" fo:font-size="9pt" fo:letter-spacing="normal" fo:font-style="normal" fo:font-weight="normal"/>
    </style:style>
    <style:style style:name="P23"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4"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5"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26" style:family="paragraph" style:parent-style-name="Table_20_Contents">
      <style:text-properties style:font-name="Courier New" fo:font-weight="bold" style:font-name-asian="Courier New" style:font-weight-asian="bold" style:font-weight-complex="bold"/>
    </style:style>
    <style:style style:name="P27" style:family="paragraph" style:parent-style-name="Contents_20_2">
      <style:paragraph-properties>
        <style:tab-stops>
          <style:tab-stop style:position="19.006cm" style:type="right" style:leader-style="dotted" style:leader-text="."/>
        </style:tab-stops>
      </style:paragraph-properties>
    </style:style>
    <style:style style:name="P28" style:family="paragraph" style:parent-style-name="Contents_20_1">
      <style:paragraph-properties>
        <style:tab-stops>
          <style:tab-stop style:position="19.006cm" style:type="right" style:leader-style="dotted" style:leader-text="."/>
        </style:tab-stops>
      </style:paragraph-properties>
    </style:style>
    <style:style style:name="P29" style:family="paragraph" style:parent-style-name="Contents_20_3">
      <style:paragraph-properties>
        <style:tab-stops>
          <style:tab-stop style:position="19.006cm" style:type="right" style:leader-style="dotted" style:leader-text="."/>
        </style:tab-stops>
      </style:paragraph-properties>
    </style:style>
    <style:style style:name="P30" style:family="paragraph" style:parent-style-name="Heading_20_1" style:list-style-name="WW8Num13">
      <style:paragraph-properties fo:margin-left="0.75cm" fo:margin-right="0cm" fo:text-indent="-0.75cm" style:auto-text-indent="false"/>
    </style:style>
    <style:style style:name="P3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3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3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3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3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3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3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40" style:family="paragraph" style:parent-style-name="Table_20_Contents">
      <style:text-properties style:font-name="Courier New" fo:font-weight="bold" style:font-name-asian="Courier New" style:font-weight-asian="bold" style:font-weight-complex="bold"/>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3"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7"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6"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7"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8"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19" style:family="text">
      <style:text-properties style:use-window-font-color="true" style:font-name="Times New Roman" fo:font-size="10.5pt" style:font-name-asian="宋体1" style:font-size-asian="10.5pt" style:font-weight-asian="normal" style:font-size-complex="10.5pt" style:font-weight-complex="normal"/>
    </style:style>
    <style:style style:name="T20"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1" style:family="text">
      <style:text-properties style:use-window-font-color="true" fo:language="en" fo:country="US" style:letter-kerning="true" style:language-asian="zh" style:country-asian="CN" style:font-name-complex="Times New Roman" style:language-complex="ar" style:country-complex="SA"/>
    </style:style>
    <style:style style:name="T22" style:family="text">
      <style:text-properties style:text-underline-style="none"/>
    </style:style>
    <style:style style:name="T23" style:family="text">
      <style:text-properties fo:color="#0000ff" style:font-name="Times New Roman" fo:font-size="10.5pt"/>
    </style:style>
    <style:style style:name="T24" style:family="text">
      <style:text-properties fo:color="#0000ff" style:font-name="Times New Roman" fo:font-size="10.5pt" style:font-name-asian="宋体1" style:font-size-asian="10.5pt" style:font-weight-asian="normal" style:font-size-complex="10.5pt" style:font-weight-complex="normal"/>
    </style:style>
    <style:style style:name="T25" style:family="text">
      <style:text-properties fo:font-variant="normal" fo:text-transform="none" fo:color="#000000" style:font-name="Times New Roman" fo:letter-spacing="normal" fo:font-style="normal"/>
    </style:style>
    <style:style style:name="T26"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27"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28"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29"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
      <text:p text:style-name="P6"><text:soft-page-break/></text:p>
      <text:p text:style-name="P8">The libcstl Library Design</text:p>
      <text:p text:style-name="P9">for libcstl 2.0</text:p>
      <text:p text:style-name="P9"/>
      <text:p text:style-name="P9">Wangbo</text:p>
      <text:p text:style-name="P9">2010-04-22</text:p>
      <text:p text:style-name="P6"/>
      <text:p text:style-name="P6"/>
      <text:p text:style-name="P6"/>
      <text:p text:style-name="P6"/>
      <text:p text:style-name="P6"/>
      <text:p text:style-name="P6"/>
      <text:p text:style-name="P10">This file documents the libcstl library.</text:p>
      <text:p text:style-name="P10">This is edition 2.0, last updated 2010-04-22, of <text:s/><text:span text:style-name="T2">The libcstl Library User Guide</text:span> for libcstl 2.0.</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28">第一章简介<text:tab/>8</text:p>
          <text:p text:style-name="P27">第一节关于这本指南 <text:tab/>8</text:p>
          <text:p text:style-name="P27">第二节关于libcstl<text:tab/>9</text:p>
          <text:p text:style-name="P27">第三节libcstl的编译和安装<text:tab/>11</text:p>
          <text:p text:style-name="P29">1.编译和安装<text:tab/>11</text:p>
          <text:p text:style-name="P29">2.特殊的编译选项<text:tab/>11</text:p>
          <text:p text:style-name="P28">第二章libcstl库的基本概念<text:tab/>13</text:p>
          <text:p text:style-name="P27">第一节libcstl的组成部分<text:tab/>13</text:p>
          <text:p text:style-name="P27">第二节容器<text:tab/>14</text:p>
          <text:p text:style-name="P29">1.序列容器<text:tab/>16</text:p>
          <text:p text:style-name="P29">2.关联容器<text:tab/>21</text:p>
          <text:p text:style-name="P29">3.容器适配器<text:tab/>22</text:p>
          <text:p text:style-name="P27">第三节迭代器<text:tab/>22</text:p>
          <text:p text:style-name="P29">1.使用关联容器的例子<text:tab/>25</text:p>
          <text:p text:style-name="P29">2.迭代器种类<text:tab/>31</text:p>
          <text:p text:style-name="P27">第四节算法和函数<text:tab/>32</text:p>
          <text:p text:style-name="P29">1.数据区间<text:tab/>34</text:p>
          <text:p text:style-name="P29">2.处理多个数据区间<text:tab/>36</text:p>
          <text:p text:style-name="P29">3.质变算法<text:tab/>38</text:p>
          <text:p text:style-name="P29">4.质变算法和关联容器<text:tab/>42</text:p>
          <text:p text:style-name="P29">5.算法和容器操作函数<text:tab/>44</text:p>
          <text:p text:style-name="P29">6.用户自定义规则<text:tab/>45</text:p>
          <text:p text:style-name="P29">7.自定义规则，函数和谓词<text:tab/>48</text:p>
          <text:p text:style-name="P29">8.libcstl函数<text:tab/>53</text:p>
          <text:p text:style-name="P27">第五节libcstl容器的使用过程<text:tab/>54</text:p>
          <text:p text:style-name="P29">1.libcstl容器的使用过程<text:tab/>54</text:p>
          <text:p text:style-name="P29">2.数据类型的使用<text:tab/>55</text:p>
          <text:p text:style-name="P28">第三章libcstl工具类型<text:tab/>57</text:p>
          <text:p text:style-name="P27">第一节bool_t<text:tab/>57</text:p>
          <text:p text:style-name="P27">第二节pair_t<text:tab/>57</text:p>
          <text:p text:style-name="P29">1.pair_t的使用过程<text:tab/>57</text:p>
          <text:p text:style-name="P29">2.pair_t的主要操作<text:tab/>58</text:p>
          <text:p text:style-name="P29">3.pair_t的应用实例 <text:tab/>58</text:p>
          <text:p text:style-name="P27">第三节range_t<text:tab/>62</text:p>
          <text:p text:style-name="P28">第四章libcstl容器<text:tab/>62</text:p>
          <text:p text:style-name="P27">第一节容器的特点和共同的操作<text:tab/>63</text:p>
          <text:p text:style-name="P29">1.容器的共同特点<text:tab/>63</text:p>
          <text:p text:style-name="P29">2.容器的共同操作<text:tab/>63</text:p>
          <text:p text:style-name="P27">第二节vector_t<text:tab/>64</text:p>
          <text:p text:style-name="P29">1.vector_t的能力<text:tab/>64</text:p>
          <text:p text:style-name="P29">2.vector_t的操作<text:tab/>65</text:p>
          <text:p text:style-name="P29"><text:soft-page-break/>3.将vector_t作为数组使用<text:tab/>67</text:p>
          <text:p text:style-name="P29">4.vector_t的使用实例<text:tab/>68</text:p>
          <text:p text:style-name="P27">第三节deque_t<text:tab/>70</text:p>
          <text:p text:style-name="P29">1.deque_t的能力<text:tab/>70</text:p>
          <text:p text:style-name="P29">2.deque_t的操作<text:tab/>70</text:p>
          <text:p text:style-name="P29">3.deque_t的应用实例<text:tab/>72</text:p>
          <text:p text:style-name="P27">第四节list_t<text:tab/>73</text:p>
          <text:p text:style-name="P29">1.list_t的能力<text:tab/>74</text:p>
          <text:p text:style-name="P29">2.list_t的操作<text:tab/>74</text:p>
          <text:p text:style-name="P29">3.list_t的使用实例<text:tab/>77</text:p>
          <text:p text:style-name="P27">第五节slist_t<text:tab/>79</text:p>
          <text:p text:style-name="P29">1.slist_t的能力<text:tab/>79</text:p>
          <text:p text:style-name="P29">2.slist_t的操作<text:tab/>79</text:p>
          <text:p text:style-name="P29">3.slist_t使用实例<text:tab/>81</text:p>
          <text:p text:style-name="P27">第六节set_t和multiset_t<text:tab/>84</text:p>
          <text:p text:style-name="P29">1.set_t和multiset_t的能力<text:tab/>85</text:p>
          <text:p text:style-name="P29">2.set_t和multiset_t操作<text:tab/>86</text:p>
          <text:p text:style-name="P29">3.set_t和multiset_t的使用实例<text:tab/>89</text:p>
          <text:p text:style-name="P27">第七节map_t和multimap_t<text:tab/>95</text:p>
          <text:p text:style-name="P29">1.map_t和multimap_t的能力<text:tab/>95</text:p>
          <text:p text:style-name="P29">2.map_t和multimap_t的操作<text:tab/>95</text:p>
          <text:p text:style-name="P29">3.将map_t作为关联数组使用<text:tab/>95</text:p>
          <text:p text:style-name="P29">4.map_t和multimap_t的使用实例<text:tab/>95</text:p>
          <text:p text:style-name="P27">第八节hash_set_t，hash_multiset_t，hash_map_t，hash_multimap_t<text:tab/>100</text:p>
          <text:p text:style-name="P29">1.基于哈希结构的关联容器的能力<text:tab/>101</text:p>
          <text:p text:style-name="P29">2.基于哈希结构的关联容器的操作<text:tab/>101</text:p>
          <text:p text:style-name="P29">3.将hash_map_t作为关联数组使用<text:tab/>103</text:p>
          <text:p text:style-name="P29">4.基于哈希结构的关联容器的使用实例<text:tab/>103</text:p>
          <text:p text:style-name="P27">第九节怎样选择容器类型<text:tab/>107</text:p>
          <text:p text:style-name="P28">第五章libcstl迭代器<text:tab/>111</text:p>
          <text:p text:style-name="P27">第一节迭代器的种类<text:tab/>111</text:p>
          <text:p text:style-name="P29">1.input_iterator_t<text:tab/>113</text:p>
          <text:p text:style-name="P29">2.output_iterator_t<text:tab/>113</text:p>
          <text:p text:style-name="P29">3.forward_iterator_t<text:tab/>113</text:p>
          <text:p text:style-name="P29">4.bidirectional_iterator_t<text:tab/>114</text:p>
          <text:p text:style-name="P29">5.random_access_iterator_t<text:tab/>114</text:p>
          <text:p text:style-name="P27">第二节迭代器的辅助操作<text:tab/>117</text:p>
          <text:p text:style-name="P29">1.使用iterator_advance()移动迭代器<text:tab/>117</text:p>
          <text:p text:style-name="P29">2.使用iterator_distance()计算迭代器之间的距离<text:tab/>119</text:p>
          <text:p text:style-name="P28">第六章libcstl算法<text:tab/>121</text:p>
          <text:p text:style-name="P27">第一节算法的概述<text:tab/>121</text:p>
          <text:p text:style-name="P29">1.算法头文件<text:tab/>121</text:p>
          <text:p text:style-name="P29">2.算法的共同特点<text:tab/>121</text:p>
          <text:p text:style-name="P29">3.算法的种类<text:tab/>121</text:p>
          <text:p text:style-name="P27"><text:soft-page-break/>第二节非质变算法<text:tab/>122</text:p>
          <text:p text:style-name="P29">1.algo_for_each算法<text:tab/>122</text:p>
          <text:p text:style-name="P29">2.搜索数据<text:tab/>125</text:p>
          <text:p text:style-name="P29">3.统计数据个数<text:tab/>140</text:p>
          <text:p text:style-name="P29">4.数据区间的比较<text:tab/>141</text:p>
          <text:p text:style-name="P27">第三节质变算法<text:tab/>146</text:p>
          <text:p text:style-name="P29">1.拷贝数据<text:tab/>147</text:p>
          <text:p text:style-name="P29">2.交换数据<text:tab/>155</text:p>
          <text:p text:style-name="P29">3.转换和合并<text:tab/>159</text:p>
          <text:p text:style-name="P29">4.替换数据<text:tab/>163</text:p>
          <text:p text:style-name="P29">5.赋值新数据<text:tab/>167</text:p>
          <text:p text:style-name="P29">6.移除数据<text:tab/>171</text:p>
          <text:p text:style-name="P29">7.数据唯一<text:tab/>175</text:p>
          <text:p text:style-name="P29">8.逆序<text:tab/>181</text:p>
          <text:p text:style-name="P29">9.数据轮换<text:tab/>182</text:p>
          <text:p text:style-name="P29">10.随机算法<text:tab/>185</text:p>
          <text:p text:style-name="P29">11.数据划分<text:tab/>189</text:p>
          <text:p text:style-name="P27">第四节排序算法<text:tab/>191</text:p>
          <text:p text:style-name="P29">1.排序整个数据区间<text:tab/>194</text:p>
          <text:p text:style-name="P29">2.部分排序<text:tab/>198</text:p>
          <text:p text:style-name="P29">3.测试数据区间是否排序<text:tab/>202</text:p>
          <text:p text:style-name="P29">4.根据第n个数据排序<text:tab/>205</text:p>
          <text:p text:style-name="P29">5.二分查找<text:tab/>207</text:p>
          <text:p text:style-name="P29">6.合并<text:tab/>212</text:p>
          <text:p text:style-name="P29">7.集合算法<text:tab/>217</text:p>
          <text:p text:style-name="P29">8.堆算法<text:tab/>222</text:p>
          <text:p text:style-name="P29">9.最大值与最小值<text:tab/>225</text:p>
          <text:p text:style-name="P29">10.按照辞典顺序比较<text:tab/>228</text:p>
          <text:p text:style-name="P29">11.数据排列<text:tab/>231</text:p>
          <text:p text:style-name="P27">第五节算数算法<text:tab/>233</text:p>
          <text:p text:style-name="P29">1.对整个区间计算<text:tab/>234</text:p>
          <text:p text:style-name="P29">2.相对值和绝对值转换<text:tab/>238</text:p>
          <text:p text:style-name="P28">第七章libcstl函数<text:tab/>245</text:p>
          <text:p text:style-name="P27">第一节函数的种类<text:tab/>245</text:p>
          <text:p text:style-name="P29">1.函数的例子<text:tab/>245</text:p>
          <text:p text:style-name="P29">2.一元函数和二元函数<text:tab/>248</text:p>
          <text:p text:style-name="P29">3.谓词<text:tab/>248</text:p>
          <text:p text:style-name="P27">第二节预定义函数<text:tab/>249</text:p>
          <text:p text:style-name="P29">1.算数函数<text:tab/>250</text:p>
          <text:p text:style-name="P29">2.关系函数<text:tab/>250</text:p>
          <text:p text:style-name="P29">3.逻辑函数<text:tab/>251</text:p>
          <text:p text:style-name="P29">4.其他函数<text:tab/>251</text:p>
          <text:p text:style-name="P29">5.预定义函数的例子<text:tab/>251</text:p>
          <text:p text:style-name="P28">第八章libcstl容器适配器<text:tab/>255</text:p>
          <text:p text:style-name="P27"><text:soft-page-break/>第一节堆栈stack_t<text:tab/>255</text:p>
          <text:p text:style-name="P29">1.核心操作<text:tab/>256</text:p>
          <text:p text:style-name="P29">2.stack_t的使用实例<text:tab/>256</text:p>
          <text:p text:style-name="P27">第二节队列queue_t<text:tab/>258</text:p>
          <text:p text:style-name="P29">1.核心操作<text:tab/>259</text:p>
          <text:p text:style-name="P29">2.queue_t的使用实例<text:tab/>259</text:p>
          <text:p text:style-name="P27">第三节优先队列priority_queue_t<text:tab/>260</text:p>
          <text:p text:style-name="P29">1.核心操作<text:tab/>261</text:p>
          <text:p text:style-name="P29">2.priority_queue_t的使用实例<text:tab/>261</text:p>
          <text:p text:style-name="P28">第九章libcstl字符串<text:tab/>263</text:p>
          <text:p text:style-name="P27">第一节目的和作用<text:tab/>263</text:p>
          <text:p text:style-name="P29">1.第一个例子：提取模板文件名<text:tab/>263</text:p>
          <text:p text:style-name="P29">2.第二个例子：提取单词并逆序打印<text:tab/>267</text:p>
          <text:p text:style-name="P27">第二节string_t的操作函数<text:tab/>269</text:p>
          <text:p text:style-name="P29">1.string_t的能力<text:tab/>269</text:p>
          <text:p text:style-name="P29">2.string_t的操作概览<text:tab/>269</text:p>
          <text:p text:style-name="P29">3.初始化和销毁<text:tab/>271</text:p>
          <text:p text:style-name="P29">4.string_t与C字符串<text:tab/>271</text:p>
          <text:p text:style-name="P29">5.大小和容量<text:tab/>272</text:p>
          <text:p text:style-name="P29">6.数据访问<text:tab/>272</text:p>
          <text:p text:style-name="P29">7.关系操作和比较操作<text:tab/>273</text:p>
          <text:p text:style-name="P29">8.赋值<text:tab/>273</text:p>
          <text:p text:style-name="P29">9.数据交换<text:tab/>274</text:p>
          <text:p text:style-name="P29">10.添加和链接<text:tab/>274</text:p>
          <text:p text:style-name="P29">11.插入数据<text:tab/>274</text:p>
          <text:p text:style-name="P29">12.数据删除<text:tab/>275</text:p>
          <text:p text:style-name="P29">13.替换<text:tab/>275</text:p>
          <text:p text:style-name="P29">14.子串<text:tab/>276</text:p>
          <text:p text:style-name="P29">15.输入输出<text:tab/>276</text:p>
          <text:p text:style-name="P29">16.查找<text:tab/>276</text:p>
          <text:p text:style-name="P29">17.迭代器支持<text:tab/>277</text:p>
          <text:p text:style-name="P29">18.NPOS<text:tab/>278</text:p>
          <text:p text:style-name="P27">第三节string_t的使用实例<text:tab/>278</text:p>
          <text:p text:style-name="P28">第十章类型机制<text:tab/>283</text:p>
          <text:p text:style-name="P27">第一节类型注册和复制<text:tab/>283</text:p>
          <text:p text:style-name="P29">1.类型分类和类型机制<text:tab/>285</text:p>
          <text:p text:style-name="P29">2.类型注册函数type_register<text:tab/>285</text:p>
          <text:p text:style-name="P29">3.类型复制函数type_duplicate<text:tab/>286</text:p>
          <text:p text:style-name="P27">第二节类型描述<text:tab/>288</text:p>
          <text:p text:style-name="P28">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373678011" text:style-name="WW8Num13">
        <text:list-item>
          <text:h text:style-name="P30" text:outline-level="1"><text:soft-page-break/>概述</text:h>
          <text:list>
            <text:list-item>
              <text:h text:style-name="P33"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805047447" text:continue-numbering="true" text:style-name="WW8Num13">
        <text:list-item>
          <text:h text:style-name="P31" text:outline-level="1"><text:soft-page-break/>libcstl库的基本结构</text:h>
          <text:list>
            <text:list-item>
              <text:h text:style-name="P3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2053770403" text:continue-numbering="true" text:style-name="WW8Num13">
        <text:list-item>
          <text:list>
            <text:list-item>
              <text:h text:style-name="P3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2080024569" text:continue-numbering="true" text:style-name="WW8Num13">
        <text:list-item>
          <text:list>
            <text:list-item>
              <text:h text:style-name="P35" text:outline-level="2">内存<text:span text:style-name="T20">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1"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520007425" text:continue-numbering="true" text:style-name="WW8Num13">
        <text:list-item>
          <text:list>
            <text:list-item>
              <text:h text:style-name="P3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98371268" text:continue-numbering="true" text:style-name="WW8Num13">
        <text:list-item>
          <text:list>
            <text:list-item>
              <text:h text:style-name="P3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555743941" text:continue-numbering="true" text:style-name="WW8Num13">
        <text:list-item>
          <text:h text:style-name="P31"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1895697128" text:continue-numbering="true" text:style-name="WW8Num13">
        <text:list-item>
          <text:list>
            <text:list-item>
              <text:h text:style-name="P3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4"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1032114648" text:continue-numbering="true" text:style-name="WW8Num13">
        <text:list-item>
          <text:list>
            <text:list-item>
              <text:h text:style-name="P3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26">typedef union _tagmemlink </text:p>
            <text:p text:style-name="P26">{ </text:p>
            <text:p text:style-name="P26"><text:s text:c="4"/>union _tagmemlink* _pui_nextmem; <text:s/>/* 指向下一个内存块 */ </text:p>
            <text:p text:style-name="P26"><text:s text:c="4"/>char <text:s text:c="14"/>_a_cmem[1]; <text:s text:c="3"/>/* 内存块描述 */ </text:p>
            <text:p text:style-name="P26">}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26">typedef struct _tagalloc </text:p>
            <text:p text:style-name="P26">{ </text:p>
            <text:p text:style-name="P26"><text:s text:c="4"/>_memlink_t* _apt_memlink[_MEM_LIST_COUNT]; <text:s text:c="2"/>/* 内存块管理列表 */ </text:p>
            <text:p text:style-name="P26"><text:s text:c="4"/>char** <text:s text:c="5"/>_ppc_allocatemempool; <text:s text:c="11"/>/* 内存池管理列表 */ </text:p>
            <text:p text:style-name="P26"><text:s text:c="4"/>char* <text:s text:c="6"/>_pc_mempool; <text:s text:c="20"/>/* 未使用的内存池的开始位置 */ </text:p>
            <text:p text:style-name="P26"><text:s text:c="4"/>size_t <text:s text:c="5"/>_t_mempoolsize; <text:s text:c="17"/>/* 内存池的大小 */ </text:p>
            <text:p text:style-name="P26"><text:s text:c="4"/>size_t <text:s text:c="5"/>_t_mempoolindex; <text:s text:c="16"/>/* 当前正在使用的内存池块的索引 */ </text:p>
            <text:p text:style-name="P26"><text:s text:c="4"/>size_t <text:s text:c="5"/>_t_mempoolcount; <text:s text:c="16"/>/* 内存池块的个数 */ </text:p>
            <text:p text:style-name="P26">}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1420311873" text:continue-numbering="true" text:style-name="WW8Num13">
        <text:list-item>
          <text:list>
            <text:list-item>
              <text:h text:style-name="P35" text:outline-level="2">对外<text:span text:style-name="T16">接口</text:span></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26">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26">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26">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26">void deallocate( </text:p>
            <text:p text:style-name="P26"><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960830327" text:continue-numbering="true" text:style-name="WW8Num13">
        <text:list-item>
          <text:h text:style-name="P32" text:outline-level="1"><text:soft-page-break/>libcstl<text:span text:style-name="T15">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1592118636" text:continue-numbering="true" text:style-name="WW8Num13">
        <text:list-item>
          <text:list>
            <text:list-item>
              <text:h text:style-name="P35" text:outline-level="2">类型<text:span text:style-name="T16">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2066452984" text:continue-numbering="true" text:style-name="WW8Num13">
        <text:list-item>
          <text:list>
            <text:list-item>
              <text:h text:style-name="P35" text:outline-level="2">类型机制的<text:span text:style-name="T16">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26">typedef struct _tagtype </text:p>
            <text:p text:style-name="P26">{ </text:p>
            <text:p text:style-name="P26"><text:s text:c="4"/>size_t <text:s text:c="11"/>_t_typesize; <text:s text:c="23"/>/* 类型的大小 */ </text:p>
            <text:p text:style-name="P26"><text:soft-page-break/><text:s text:c="4"/>char <text:s text:c="13"/>_sz_typename[_TYPE_NAME_SIZE+1]; <text:s text:c="3"/>/* 类型的名字 */ </text:p>
            <text:p text:style-name="P26"><text:s text:c="4"/>binary_function_t _t_typecopy; <text:s text:c="23"/>/* 类型的拷贝函数 */ </text:p>
            <text:p text:style-name="P26"><text:s text:c="4"/>binary_function_t _t_typeless; <text:s text:c="23"/>/* 类型的比较函数 */ </text:p>
            <text:p text:style-name="P26"><text:s text:c="4"/>unary_function_t <text:s/>_t_typeinit; <text:s text:c="23"/>/* 类型的初始化函数 */ </text:p>
            <text:p text:style-name="P26"><text:s text:c="4"/>unary_function_t <text:s/>_t_typedestroy; <text:s text:c="20"/>/* 类型的销毁函数 */ </text:p>
            <text:p text:style-name="P26">}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26">typedef struct _tagtypenode </text:p>
            <text:p text:style-name="P26">{ </text:p>
            <text:p text:style-name="P26"><text:s text:c="4"/>char <text:s text:c="16"/>_sz_typename[_TYPE_NAME_SIZE+1]; <text:s text:c="2"/>/* 类型的名字 */ </text:p>
            <text:p text:style-name="P26"><text:s text:c="4"/>struct _tagtypenode* _pt_next; <text:s text:c="25"/>/* 下一个位置节点 */ </text:p>
            <text:p text:style-name="P26"><text:s text:c="4"/>_type_t* <text:s text:c="12"/>_pt_type; <text:s text:c="25"/>/* 类型的注册信息 */ </text:p>
            <text:p text:style-name="P26">}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26">typedef struct _tagtyperegister </text:p>
            <text:p text:style-name="P26">{ </text:p>
            <text:p text:style-name="P26"><text:s text:c="4"/>bool_t <text:s text:c="14"/>_t_isinit; <text:s text:c="31"/>/* 初始化标记 */ </text:p>
            <text:p text:style-name="P26"><text:s text:c="4"/>_typenode_t* <text:s text:c="8"/>_apt_bucket[_TYPE_REGISTER_BUCKET_COUNT]; /* 哈希表结构 */ </text:p>
            <text:p text:style-name="P26"><text:s text:c="4"/>alloc_t <text:s text:c="13"/>_t_allocator; </text:p>
            <text:p text:style-name="P26">}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26">typedef struct _tagtypeinfo </text:p>
            <text:p text:style-name="P26">{ </text:p>
            <text:p text:style-name="P26"><text:s text:c="4"/>char <text:s text:c="8"/>_sz_typename[_TYPE_NAME_SIZE+1]; <text:s/>/* 类型的名字 */</text:p>
            <text:p text:style-name="P26"><text:s text:c="4"/>_type_t* <text:s text:c="4"/>_pt_type; <text:s text:c="24"/>/* 指向类型注册表中的类型信息 */</text:p>
            <text:p text:style-name="P26"><text:s text:c="4"/>_typestyle_t _t_style; </text:p>
            <text:p text:style-name="P26">}_typeinfo_t;</text:p>
          </table:table-cell>
        </table:table-row>
      </table:table>
      <text:p text:style-name="P11"/>
      <text:list xml:id="list344093682" text:continue-numbering="true" text:style-name="WW8Num13">
        <text:list-item>
          <text:list>
            <text:list-item>
              <text:h text:style-name="P35" text:outline-level="2">对外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26">bool_t type_register( </text:p>
            <text:p text:style-name="P26"><text:s text:c="4"/>typename, </text:p>
            <text:p text:style-name="P26"><text:s text:c="4"/>unary_function_t t_typeinit, </text:p>
            <text:p text:style-name="P26"><text:s text:c="4"/>binary_function_t t_typecopy, </text:p>
            <text:p text:style-name="P26"><text:soft-page-break/><text:s text:c="4"/>binary_function_t t_typeless, </text:p>
            <text:p text:style-name="P26"><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26">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able:table table:name="表格2" table:style-name="表格2">
        <table:table-column table:style-name="表格2.A"/>
        <table:table-row>
          <table:table-cell table:style-name="表格2.A1" office:value-type="string">
            <text:p text:style-name="P26">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soft-page-break/><text:tab/>pt_typeinfo或者s_typename为NULL则函数的行为是未定义的。如果s_typename不是已经注册的类型，pt_typeinfo-&gt;_t_style == <text:span text:style-name="T22">_TYPE_INVALID，pt_typeinfo-&gt;_pt_type == NULL。</text:span></text:p>
      <text:p text:style-name="P11"/>
      <table:table table:name="表格3" table:style-name="表格3">
        <table:table-column table:style-name="表格3.A"/>
        <table:table-row>
          <table:table-cell table:style-name="表格3.A1" office:value-type="string">
            <text:p text:style-name="P26">void _type_get_type_pair( </text:p>
            <text:p text:style-name="P26"><text:s text:c="4"/>_typeinfo_t* pt_typeinfofirst,</text:p>
            <text:p text:style-name="P26"><text:s text:c="4"/>_typeinfo_t* pt_typeinfosecond,</text:p>
            <text:p text:style-name="P26"><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26">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26">void _type_get_varg_value( </text:p>
            <text:p text:style-name="P26"><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text:soft-page-break/>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26">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26">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
      <text:list xml:id="list188985373" text:continue-numbering="true" text:style-name="WW8Num13">
        <text:list-item>
          <text:list>
            <text:list-item>
              <text:h text:style-name="P37" text:outline-level="2"><text:span text:style-name="T3">类型</text:span><text:span text:style-name="T17">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4">letter <text:s text:c="8"/>: [a~zA~Z]</text:p>
      <text:p text:style-name="P24"><text:soft-page-break/>digit <text:s text:c="9"/>: [0~9]</text:p>
      <text:p text:style-name="P24">identifier <text:s/>: (letter | _)(letter | digit | \*)*</text:p>
      <text:p text:style-name="P24">sign <text:s text:c="9"/>: &lt; | , | &gt; </text:p>
      <text:p text:style-name="P24">space <text:s text:c="7"/>: ' ' | '\t' | '\v' | '\f' | '\r' | '\n'</text:p>
      <text:p text:style-name="P18"><text:tab/><text:span text:style-name="T25">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5">identifier不同，我们使用蓝色表示：</text:span></text:p>
      <text:p text:style-name="P4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42">slist_t <text:s text:c="3"/>deque_t <text:s text:c="4"/>stack_t <text:s text:c="3"/>queue_t <text:s text:c="3"/>priority_queue_t <text:s text:c="3"/>set_t <text:s text:c="3"/>map_t <text:s text:c="3"/>multiset_t <text:s text:c="3"/>multimap_t <text:s text:c="3"/>hash_set_t <text:s text:c="3"/>hash_map_t <text:s text:c="3"/></text:p>
      <text:p text:style-name="P42">hash_multiset_t <text:s text:c="3"/>hash_multimap_t <text:s text:c="3"/>pair_t <text:s text:c="3"/>string_t <text:s text:c="3"/>iterator_t <text:s text:c="3"/>vector_iterator_t <text:s text:c="3"/>list_iterator_t <text:s text:c="3"/>slist_iterator_t <text:s text:c="3"/></text:p>
      <text:p text:style-name="P42">deque_iterator_t <text:s text:c="3"/>set_iterator_t <text:s text:c="3"/>map_iterator_t <text:s text:c="3"/>multiset_iterator_t <text:s text:c="3"/>multimap_iterator_t <text:s text:c="3"/>hash_set_iterator_t <text:s text:c="3"/></text:p>
      <text:p text:style-name="P42">hash_map_iterator_t <text:s text:c="3"/>hash_multiset_iterator_t <text:s text:c="3"/>hash_multimap_iterator_t <text:s text:c="3"/>string_iterator_t <text:s text:c="3"/>input_iterator_t <text:s text:c="3"/></text:p>
      <text:p text:style-name="P42">output_iterator_t <text:s text:c="3"/>forward_iterator_t <text:s text:c="3"/>bidirectional_iterator_t <text:s text:c="3"/>random_access_iterator_t</text:p>
      <text:p text:style-name="P42"/>
      <text:p text:style-name="P11">语法描述：</text:p>
      <text:p text:style-name="P17"><text:span text:style-name="T5"><text:tab/>下面使用</text:span><text:span text:style-name="T12">BNF</text:span><text:span text:style-name="T5">描述整个语法，其中粗体的大写字符表示产生式如</text:span><text:span text:style-name="T26">TYPE_DESCRIPT</text:span><text:span text:style-name="T28">，使用小写字符表示终结符如 identifier，使用蓝色的小写字符表示保留字如</text:span><text:span text:style-name="T29">vector_t</text:span><text:span text:style-name="T28">，使用</text:span><text:span text:style-name="T27">=&gt;</text:span><text:span text:style-name="T28">表示推出符号，使用|表示可选产生式，符号就使用本身表示如&lt;。</text:span></text:p>
      <text:p text:style-name="P22"><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2"><text:span text:style-name="T9">C_BUILTIN =&gt;</text:span><text:span text:style-name="T8"> </text:span><text:span text:style-name="T24">char</text:span><text:span text:style-name="T8"> | </text:span><text:span text:style-name="T24">signed</text:span><text:span text:style-name="T8"> </text:span><text:span text:style-name="T24">char</text:span><text:span text:style-name="T8"> | </text:span><text:span text:style-name="T24">unsigned</text:span><text:span text:style-name="T8"> </text:span><text:span text:style-name="T24">char</text:span><text:span text:style-name="T8"> | </text:span><text:span text:style-name="T24">short</text:span><text:span text:style-name="T8"> | </text:span><text:span text:style-name="T24">signed</text:span><text:span text:style-name="T8"> </text:span><text:span text:style-name="T24">short</text:span><text:span text:style-name="T8"> | </text:span><text:span text:style-name="T24">short</text:span><text:span text:style-name="T8"> </text:span><text:span text:style-name="T24">int</text:span><text:span text:style-name="T8"> | </text:span><text:span text:style-name="T24">signed</text:span><text:span text:style-name="T8"> </text:span><text:span text:style-name="T24">short</text:span><text:span text:style-name="T8"> </text:span><text:span text:style-name="T24">int</text:span><text:span text:style-name="T8"> | </text:span><text:span text:style-name="T24">unsigned</text:span><text:span text:style-name="T8"> </text:span><text:span text:style-name="T24">short</text:span><text:span text:style-name="T8"> |</text:span></text:p>
      <text:p text:style-name="P22"><text:span text:style-name="T8"><text:s text:c="14"/></text:span><text:span text:style-name="T24">unsigned</text:span><text:span text:style-name="T8"> </text:span><text:span text:style-name="T24">short</text:span><text:span text:style-name="T8"> </text:span><text:span text:style-name="T24">int</text:span><text:span text:style-name="T8"> | </text:span><text:span text:style-name="T24">int</text:span><text:span text:style-name="T8"> | </text:span><text:span text:style-name="T24">signed</text:span><text:span text:style-name="T8"> | </text:span><text:span text:style-name="T24">signed</text:span><text:span text:style-name="T8"> </text:span><text:span text:style-name="T24">int</text:span><text:span text:style-name="T8"> | </text:span><text:span text:style-name="T24">unsigned</text:span><text:span text:style-name="T8"> | </text:span><text:span text:style-name="T24">unsigned</text:span><text:span text:style-name="T8"> </text:span><text:span text:style-name="T24">int</text:span><text:span text:style-name="T8"> | </text:span><text:span text:style-name="T24">long</text:span><text:span text:style-name="T8"> | </text:span><text:span text:style-name="T24">signed</text:span><text:span text:style-name="T8"> </text:span><text:span text:style-name="T24">long</text:span><text:span text:style-name="T8"> | </text:span><text:span text:style-name="T24">long</text:span><text:span text:style-name="T8"> </text:span><text:span text:style-name="T24">int</text:span><text:span text:style-name="T8"> |</text:span></text:p>
      <text:p text:style-name="P22"><text:span text:style-name="T8"><text:s text:c="14"/></text:span><text:span text:style-name="T24">signed</text:span><text:span text:style-name="T8"> </text:span><text:span text:style-name="T24">long</text:span><text:span text:style-name="T8"> </text:span><text:span text:style-name="T24">int</text:span><text:span text:style-name="T8"> | </text:span><text:span text:style-name="T24">unsigned</text:span><text:span text:style-name="T8"> </text:span><text:span text:style-name="T24">long</text:span><text:span text:style-name="T8"> | </text:span><text:span text:style-name="T24">unsigned</text:span><text:span text:style-name="T8"> </text:span><text:span text:style-name="T24">long</text:span><text:span text:style-name="T8"> </text:span><text:span text:style-name="T24">int</text:span><text:span text:style-name="T8"> | </text:span><text:span text:style-name="T24">float</text:span><text:span text:style-name="T8"> | </text:span><text:span text:style-name="T24">double</text:span><text:span text:style-name="T8"> | </text:span><text:span text:style-name="T24">long</text:span><text:span text:style-name="T8"> </text:span><text:span text:style-name="T24">double</text:span><text:span text:style-name="T8"> | </text:span><text:span text:style-name="T24">char*</text:span><text:span text:style-name="T8"> | </text:span><text:span text:style-name="T24">bool_t</text:span></text:p>
      <text:p text:style-name="P22"><text:span text:style-name="T9">USER_DEFINE =&gt; USER_DEFINE_TYPE</text:span><text:span text:style-name="T8"> </text:span><text:span text:style-name="T19">identifier</text:span><text:span text:style-name="T8"> | identifier</text:span></text:p>
      <text:p text:style-name="P22"><text:span text:style-name="T9">USER_DEFINE_TYPE =&gt;</text:span><text:span text:style-name="T8"> </text:span><text:span text:style-name="T24">struct</text:span><text:span text:style-name="T8"> | </text:span><text:span text:style-name="T24">enum</text:span><text:span text:style-name="T8"> | </text:span><text:span text:style-name="T24">union</text:span></text:p>
      <text:p text:style-name="P22"><text:span text:style-name="T9">CSTL_BUILTIN =&gt; SEQUENCE</text:span><text:span text:style-name="T8"> | </text:span><text:span text:style-name="T9">RELATION</text:span><text:span text:style-name="T8"> | </text:span><text:span text:style-name="T24">string_t</text:span><text:span text:style-name="T8"> | </text:span><text:span text:style-name="T9">ITERATOR</text:span></text:p>
      <text:p text:style-name="P22"><text:span text:style-name="T9">ITERATOR</text:span><text:span text:style-name="T8"> </text:span><text:span text:style-name="T9">=&gt;</text:span><text:span text:style-name="T8"> </text:span><text:span text:style-name="T24">iterator_t</text:span><text:span text:style-name="T8"> | </text:span><text:span text:style-name="T24">vector_iterator_t</text:span><text:span text:style-name="T8"> | </text:span><text:span text:style-name="T24">list_iterator_t</text:span><text:span text:style-name="T8"> | </text:span><text:span text:style-name="T24">slist_iterator_t</text:span><text:span text:style-name="T8"> | </text:span><text:span text:style-name="T24">deque_iterator_t</text:span><text:span text:style-name="T8"> | </text:span><text:span text:style-name="T24">set_iterator_t</text:span><text:span text:style-name="T8"> | </text:span><text:span text:style-name="T24">map_iterator_t</text:span><text:span text:style-name="T8"> | </text:span></text:p>
      <text:p text:style-name="P22"><text:span text:style-name="T8"><text:s text:c="14"/></text:span><text:span text:style-name="T24">multiset_iterator_t</text:span><text:span text:style-name="T8"> | </text:span><text:span text:style-name="T24">multimap_iterator_t</text:span><text:span text:style-name="T8"> | </text:span><text:span text:style-name="T24">hash_set_iterator_t</text:span><text:span text:style-name="T8"> | </text:span><text:span text:style-name="T24">hash_map_iterator_t</text:span><text:span text:style-name="T8"> | </text:span><text:span text:style-name="T24">hash_multiset_iterator_t</text:span><text:span text:style-name="T8"> | </text:span></text:p>
      <text:p text:style-name="P22"><text:span text:style-name="T8"><text:s text:c="14"/></text:span><text:span text:style-name="T24">hash_multimap_iterator_t</text:span><text:span text:style-name="T8"> | </text:span><text:span text:style-name="T24">string_iterator_t</text:span><text:span text:style-name="T8"> | </text:span><text:span text:style-name="T24">input_iterator_t</text:span><text:span text:style-name="T8"> | </text:span><text:span text:style-name="T24">output_iterator_t</text:span><text:span text:style-name="T8"> | </text:span><text:span text:style-name="T24">forward_iterator_t</text:span><text:span text:style-name="T8"> | </text:span></text:p>
      <text:p text:style-name="P22"><text:span text:style-name="T8"><text:s text:c="14"/></text:span><text:span text:style-name="T24">bidirectional_iterator_t</text:span><text:span text:style-name="T8"> | </text:span><text:span text:style-name="T24">random_access_iterator_t</text:span></text:p>
      <text:p text:style-name="P22"><text:span text:style-name="T9">SEQUENCE =&gt; SEQUENCE_NAME</text:span><text:span text:style-name="T8"> &lt; </text:span><text:span text:style-name="T9">TYPE_DESCRIPT</text:span><text:span text:style-name="T8"> &gt;</text:span></text:p>
      <text:p text:style-name="P22"><text:span text:style-name="T9">SEQUENCE_NAME =&gt; </text:span><text:span text:style-name="T24">vector_t</text:span><text:span text:style-name="T8"> | </text:span><text:span text:style-name="T24">list_t</text:span><text:span text:style-name="T8"> | </text:span><text:span text:style-name="T24">slist_t</text:span><text:span text:style-name="T8"> | </text:span><text:span text:style-name="T24">deque_t</text:span><text:span text:style-name="T8"> | </text:span><text:span text:style-name="T24">queue_t</text:span><text:span text:style-name="T8"> | </text:span><text:span text:style-name="T24">stack_t</text:span><text:span text:style-name="T8"> | </text:span><text:span text:style-name="T24">priority_queue_t</text:span><text:span text:style-name="T8"> | </text:span><text:span text:style-name="T24">set_t</text:span><text:span text:style-name="T8"> | </text:span><text:span text:style-name="T24">multiset_t</text:span><text:span text:style-name="T8"> | </text:span><text:span text:style-name="T24">hash_set_t</text:span><text:span text:style-name="T8"> |</text:span></text:p>
      <text:p text:style-name="P23"><text:span text:style-name="T7"><text:s text:c="21"/></text:span><text:span text:style-name="T23">hash_multiset_t</text:span></text:p>
      <text:p text:style-name="P23"><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3"><text:span text:style-name="T10">RELATION_NAME =&gt;</text:span><text:span text:style-name="T7"> </text:span><text:span text:style-name="T23">map_t</text:span><text:span text:style-name="T7"> | </text:span><text:span text:style-name="T23">multimap_t</text:span><text:span text:style-name="T7"> | </text:span><text:span text:style-name="T23">hash_map_t</text:span><text:span text:style-name="T7"> | </text:span><text:span text:style-name="T23">hash_multimap_t</text:span><text:span text:style-name="T7"> | </text:span><text:span text:style-name="T23">pair_t</text:span></text:p>
      <text:p text:style-name="P42"/>
      <text:p text:style-name="P46"><text:tab/>首先要对此法进行处理，将此法转换成有限的状态机：</text:p>
      <text:p text:style-name="P47"><draw:frame draw:style-name="fr3" draw:name="图形11" text:anchor-type="paragraph" svg:width="19.006cm" svg:height="7.634cm" draw:z-index="14"><draw:image xlink:href="Pictures/100000000000031A0000013F91951C55.jpg" xlink:type="simple" xlink:show="embed" xlink:actuate="onLoad"/></draw:frame><text:soft-page-break/>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soft-page-break/>========================================================================<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text:soft-page-break/>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soft-page-break/><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text:soft-page-break/>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text:soft-page-break/>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p text:style-name="P11"/>
      <text:p text:style-name="P11"/>
      <text:p text:style-name="P11"/>
      <text:p text:style-name="P11"/>
      <text:p text:style-name="P1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847465653" text:continue-numbering="true" text:style-name="WW8Num13">
        <text:list-item>
          <text:h text:style-name="P32" text:outline-level="1"><text:soft-page-break/>libcstl<text:span text:style-name="T18">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153995867" text:continue-numbering="true" text:style-name="WW8Num13">
        <text:list-item>
          <text:list>
            <text:list-item>
              <text:h text:style-name="P3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45"><draw:frame draw:style-name="fr4"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171229146" text:continue-numbering="true" text:style-name="WW8Num13">
        <text:list-item>
          <text:list>
            <text:list-item>
              <text:h text:style-name="P35" text:outline-level="2">迭代器的代码<text:span text:style-name="T21">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26">typedef struct _tagiterator</text:p>
            <text:p text:style-name="P26"><text:soft-page-break/>{</text:p>
            <text:p text:style-name="P26"><text:s text:c="4"/>/* 容器内部结构的信息 */</text:p>
            <text:p text:style-name="P26"><text:s text:c="4"/>union </text:p>
            <text:p text:style-name="P26"><text:s text:c="4"/>{</text:p>
            <text:p text:style-name="P26"><text:s text:c="8"/>char* <text:s text:c="6"/>_pc_corepos; <text:s text:c="3"/>/* 向量等容器中数据的位置 */</text:p>
            <text:p text:style-name="P26"><text:s text:c="8"/>struct </text:p>
            <text:p text:style-name="P26"><text:s text:c="8"/>{ <text:s text:c="19"/>/* 与双端队列相关的结构 */</text:p>
            <text:p text:style-name="P26"><text:s text:c="12"/>char* <text:s text:c="2"/>_pc_corepos; <text:s text:c="3"/>/* 数据位置 */</text:p>
            <text:p text:style-name="P26"><text:s text:c="12"/>char* <text:s text:c="2"/>_pc_first; <text:s text:c="5"/>/* 第一个数据的位置 */</text:p>
            <text:p text:style-name="P26"><text:s text:c="12"/>char* <text:s text:c="2"/>_pc_afterlast; <text:s/>/* 最后一个数据的下一个位置 */</text:p>
            <text:p text:style-name="P26"><text:s text:c="12"/>char** <text:s/>_ppc_mappos; <text:s text:c="3"/>/* 映射表的位置 */</text:p>
            <text:p text:style-name="P26"><text:s text:c="8"/>}_t_dequepos;</text:p>
            <text:p text:style-name="P26"><text:s text:c="8"/>struct</text:p>
            <text:p text:style-name="P26"><text:s text:c="8"/>{ <text:s text:c="19"/>/* 与avl树和rb树相关的结构 */</text:p>
            <text:p text:style-name="P26"><text:s text:c="12"/>char* <text:s text:c="2"/>_pc_corepos; <text:s text:c="3"/>/* 数据的位置 */</text:p>
            <text:p text:style-name="P26"><text:s text:c="12"/>void* <text:s text:c="2"/>_pt_tree; <text:s text:c="6"/>/* avl树或者rb树的位置 */</text:p>
            <text:p text:style-name="P26"><text:s text:c="8"/>}_t_treepos;</text:p>
            <text:p text:style-name="P26"><text:s text:c="8"/>struct <text:s text:c="14"/>/* 与哈希表相关的结构 */</text:p>
            <text:p text:style-name="P26"><text:s text:c="8"/>{</text:p>
            <text:p text:style-name="P26"><text:s text:c="12"/>char* <text:s text:c="2"/>_pc_corepos; <text:s text:c="4"/>/* 数据的位置 */</text:p>
            <text:p text:style-name="P26"><text:s text:c="12"/>char* <text:s text:c="2"/>_pc_bucketpos; <text:s text:c="2"/>/* 桶的位置 */</text:p>
            <text:p text:style-name="P26"><text:s text:c="12"/>void* <text:s text:c="2"/>_pt_hashtable; <text:s text:c="2"/>/* 哈希表的位置 */</text:p>
            <text:p text:style-name="P26"><text:s text:c="8"/>}_t_hashpos;</text:p>
            <text:p text:style-name="P26"><text:s text:c="4"/>}_t_pos;</text:p>
            <text:p text:style-name="P26"><text:s text:c="4"/>void* <text:s text:c="10"/>_pt_container; <text:s text:c="4"/>/* 容器的位置 */</text:p>
            <text:p text:style-name="P26"><text:s text:c="4"/>containertype_t _t_containertype; <text:s/>/* 容器的类型 */</text:p>
            <text:p text:style-name="P26"><text:s text:c="4"/>iteratortype_t <text:s/>_t_iteratortype; <text:s text:c="2"/>/* 迭代器的类型 */</text:p>
            <text:p text:style-name="P26">}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1" svg:font-family="Tahoma"/>
    <style:font-face style:name="song" svg:font-family="song, 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15T21:28:09</dc:date>
    <meta:editing-cycles>1257</meta:editing-cycles>
    <meta:editing-duration>PT215H01M23S</meta:editing-duration>
    <meta:generator>OpenOffice.org/3.2$Unix OpenOffice.org_project/320m12$Build-9483</meta:generator>
    <dc:creator>Wangbo </dc:creator>
    <meta:document-statistic meta:table-count="21" meta:image-count="16" meta:object-count="0" meta:page-count="40" meta:paragraph-count="724" meta:word-count="6540" meta:character-count="29571"/>
  </office:meta>
</office:document-meta>
</file>